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24-03-22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23-10-2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23-03-2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22-10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22-03-1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21-10-2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21-03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8348" calcext:value-type="float">
            <text:p>8.11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5132" calcext:value-type="float">
            <text:p>8.29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5068" calcext:value-type="float">
            <text:p>8.54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1332" calcext:value-type="float">
            <text:p>8.37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483" calcext:value-type="float">
            <text:p>8.16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85" calcext:value-type="float">
            <text:p>8.32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818" calcext:value-type="float">
            <text:p>8.29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628" calcext:value-type="float">
            <text:p>8.07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7002" calcext:value-type="float">
            <text:p>8.017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8902" calcext:value-type="float">
            <text:p>7.97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4894" calcext:value-type="float">
            <text:p>7.91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718" calcext:value-type="float">
            <text:p>7.9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3056" calcext:value-type="float">
            <text:p>7.98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9862" calcext:value-type="float">
            <text:p>8.039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214" calcext:value-type="float">
            <text:p>8.189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93" calcext:value-type="float">
            <text:p>8.20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4538" calcext:value-type="float">
            <text:p>8.114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99485" calcext:value-type="float">
            <text:p>7.9699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0322" calcext:value-type="float">
            <text:p>7.91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0218" calcext:value-type="float">
            <text:p>7.84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526" calcext:value-type="float">
            <text:p>7.7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6586" calcext:value-type="float">
            <text:p>7.73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3312" calcext:value-type="float">
            <text:p>7.75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3585" calcext:value-type="float">
            <text:p>7.8213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2768" calcext:value-type="float">
            <text:p>7.77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1574" calcext:value-type="float">
            <text:p>8.021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74464" calcext:value-type="float">
            <text:p>8.06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797" calcext:value-type="float">
            <text:p>7.9007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51632" calcext:value-type="float">
            <text:p>7.93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26208" calcext:value-type="float">
            <text:p>7.86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548" calcext:value-type="float">
            <text:p>7.81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734" calcext:value-type="float">
            <text:p>7.77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89888" calcext:value-type="float">
            <text:p>7.75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7843" calcext:value-type="float">
            <text:p>7.8878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765" calcext:value-type="float">
            <text:p>7.86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6042" calcext:value-type="float">
            <text:p>7.95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0144" calcext:value-type="float">
            <text:p>8.04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8576" calcext:value-type="float">
            <text:p>8.08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0327" calcext:value-type="float">
            <text:p>7.950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094" calcext:value-type="float">
            <text:p>7.991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74848" calcext:value-type="float">
            <text:p>7.9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288" calcext:value-type="float">
            <text:p>7.8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251033928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6272" calcext:value-type="float">
            <text:p>7.83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91" meta:object-count="0"/>
    <meta:user-defined meta:name="AppVersion">3.0</meta:user-defined>
  </office:meta>
</office:document-meta>
</file>